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_5f_3_5f_1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1cm" fo:min-width="1.171cm" fo:padding-top="0.142cm" fo:padding-bottom="0.142cm" fo:padding-left="0.267cm" fo:padding-right="0.267cm" draw:shadow="visible" draw:shadow-offset-x="0cm" draw:shadow-offset-y="0cm" loext:shadow-blur="0.176cm"/>
      <style:paragraph-properties style:writing-mode="lr-tb"/>
    </style:style>
    <style:style style:name="gr2" style:family="graphic" style:parent-style-name="Default_5f_2_5f_1_5f_3_5f_1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1cm" fo:min-width="1.172cm" fo:padding-top="0.142cm" fo:padding-bottom="0.142cm" fo:padding-left="0.267cm" fo:padding-right="0.267cm" draw:shadow="visible" draw:shadow-offset-x="0cm" draw:shadow-offset-y="0cm" loext:shadow-blur="0.176cm"/>
      <style:paragraph-properties style:writing-mode="lr-tb"/>
    </style:style>
    <style:style style:name="gr3" style:family="graphic" style:parent-style-name="Default_5f_3">
      <style:graphic-properties draw:stroke="none" draw:fill="none" draw:textarea-horizontal-align="justify" draw:textarea-vertical-align="middle" draw:auto-grow-height="false" fo:min-height="0.512cm" fo:min-width="1.978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12cm" fo:min-width="1.978cm"/>
      <style:paragraph-properties style:writing-mode="lr-tb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top" draw:auto-grow-height="false" fo:min-height="6.993cm" fo:min-width="2.1cm"/>
      <style:paragraph-properties style:writing-mode="lr-tb"/>
    </style:style>
    <style:style style:name="gr6" style:family="graphic" style:parent-style-name="standard">
      <style:graphic-properties svg:stroke-color="#000000" draw:marker-start="Circle" draw:marker-start-width="0.3cm" draw:marker-end="Circle" draw:marker-end-width="0.3cm" draw:textarea-vertical-align="middle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end" style:writing-mode="lr-tb"/>
      <style:text-properties style:font-name="Liberation Sans1" fo:font-size="11pt"/>
    </style:style>
    <style:style style:name="P4" style:family="paragraph">
      <loext:graphic-properties draw:fill="none"/>
      <style:paragraph-properties fo:text-align="end" style:writing-mode="lr-tb"/>
      <style:text-properties style:font-name="Liberation Sans1" fo:font-size="11pt"/>
    </style:style>
    <style:style style:name="P5" style:family="paragraph">
      <style:paragraph-properties fo:text-align="center" style:writing-mode="lr-tb"/>
      <style:text-properties style:font-name="Liberation Sans1" fo:font-size="11pt"/>
    </style:style>
    <style:style style:name="P6" style:family="paragraph">
      <loext:graphic-properties draw:fill="none"/>
      <style:paragraph-properties fo:text-align="center" style:writing-mode="lr-tb"/>
      <style:text-properties style:font-name="Liberation Sans1" fo:font-size="11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iberation Sans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63cm" svg:height="2.363cm" svg:x="9.5cm" svg:y="3.4cm">
          <text:p text:style-name="P1"><text:span text:style-name="T1">Analy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63cm" svg:height="2.363cm" svg:x="6.919cm" svg:y="6.3cm">
          <text:p text:style-name="P1"><text:span text:style-name="T1">Perfor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364cm" svg:height="2.363cm" svg:x="6.918cm" svg:y="3.4cm">
          <text:p text:style-name="P1"><text:span text:style-name="T1">Percei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63cm" svg:height="2.363cm" svg:x="1.9cm" svg:y="6.3cm">
          <text:p text:style-name="P1"><text:span text:style-name="T1">Ma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364cm" svg:height="2.363cm" svg:x="4.449cm" svg:y="6.3cm">
          <text:p text:style-name="P1"><text:span text:style-name="T1">Composer,</text:span></text:p>
          <text:p text:style-name="P1"><text:span text:style-name="T1">Produc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478cm" svg:height="0.762cm" svg:x="11.022cm" svg:y="9.1cm">
          <text:p text:style-name="P3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478cm" svg:height="0.762cm" svg:x="1.191cm" svg:y="3.502cm">
          <text:p text:style-name="P5"><text:span text:style-name="T2">Experien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478cm" svg:height="0.762cm" svg:x="1cm" svg:y="9.1cm">
          <text:p text:style-name="P5"><text:span text:style-name="T2">Cre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6cm" svg:height="7.243cm" svg:x="6.8cm" svg:y="2.2cm">
          <text:p text:style-name="P5"><text:span text:style-name="T2">In-time</text:span></text:p>
          <text:p text:style-name="P5"><text:span text:style-name="T2">Real-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64cm" svg:height="2.363cm" svg:x="9.509cm" svg:y="6.299cm">
          <text:p text:style-name="P1"><text:span text:style-name="T1">Produc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.2cm" svg:y1="3.636cm" svg:x2="1.2cm" svg:y2="9.636cm">
          <text:p/>
        </draw:line>
        <draw:line draw:style-name="gr7" draw:text-style-name="P8" draw:layer="layout" svg:x1="0.9cm" svg:y1="9.1cm" svg:x2="13.5cm" svg:y2="9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color="#000000" draw:fill="none"/>
    </style:style>
    <style:style style:name="Default_5f_2_5f_1_5f_2" style:display-name="Default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 style:parent-style-name="Default_5f_1_5f_1_5f_1_5f_2">
      <style:graphic-properties svg:stroke-color="#000000" draw:fill="none"/>
    </style:style>
    <style:style style:name="Default_5f_2_5f_1_5f_3" style:display-name="Default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" style:display-name="Default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 style:parent-style-name="Default_5f_1_5f_1_5f_1_5f_3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Default_5f_2_5f_1_5f_3_5f_1" style:display-name="Default_2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" style:display-name="Default_2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" style:display-name="Default_2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" style:display-name="Default_2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4">
      <style:graphic-properties svg:stroke-color="#000000" draw:fill="none"/>
    </style:style>
    <style:style style:name="Default_5f_2_5f_1_5f_3_5f_3" style:display-name="Default_2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3" style:display-name="Default_2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5">
      <style:graphic-properties svg:stroke-color="#000000" draw:fill="none"/>
    </style:style>
    <style:style style:name="Default_5f_2_5f_1_5f_3_5f_4" style:display-name="Default_2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4" style:display-name="Default_2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1" style:display-name="Default_2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1" style:display-name="Default_2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1" style:display-name="Default_2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1" style:display-name="Default_2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2" style:display-name="Default_2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2" style:display-name="Default_2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2" style:display-name="Default_2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2" style:display-name="Default_2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3" style:display-name="Default_2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3" style:display-name="Default_2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3" style:display-name="Default_2_1_3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3" style:display-name="Default_2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" style:display-name="Default_2_1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" style:display-name="Default_2_1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" style:display-name="Default_2_1_3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" style:display-name="Default_2_1_3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" style:display-name="Default_2_1_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" style:display-name="Default_2_1_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" style:display-name="Default_2_1_3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" style:display-name="Default_2_1_3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5" style:display-name="Default_2_1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5" style:display-name="Default_2_1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_5f_1" style:display-name="Default_2_1_3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_5f_1" style:display-name="Default_2_1_3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_5f_1" style:display-name="Default_2_1_3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_5f_1" style:display-name="Default_2_1_3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10:10:42.938239500</meta:creation-date>
    <dc:date>2021-08-17T10:41:01.007973323</dc:date>
    <meta:editing-duration>PT2H4M53S</meta:editing-duration>
    <meta:editing-cycles>33</meta:editing-cycles>
    <meta:generator>LibreOffice/7.1.4.2$Linux_X86_64 LibreOffice_project/10$Build-2</meta:generator>
    <dc:creator>Alexander Refsum Jensenius</dc:creator>
    <meta:document-statistic meta:object-count="12"/>
  </office:meta>
</office:document-meta>
</file>